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5d99"/>
    </style:style>
    <style:style style:name="T1" style:family="text">
      <style:text-properties officeooo:rsid="001d1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er1='worker1@132.72.81.60'. Worker2='worker2@132.72.8<text:span text:style-name="T1">1</text:span>.<text:span text:style-name="T1">85'</text:span>. Worker3='worker3@132.72.81.224'. Worker4='worker4@132.72.80.239'. AllWorkerNodes = [Worker1, Worker2, Worker3, Worker4].<text:line-break/><text:line-break/><text:line-break/>lists:foreach(fun(Node) -&gt; net_kernel:connect_node(Node) end, AllWorkerNodes).<text:line-break/><text:line-break/>c(main_supervisor). c(main_server). c(worker_supervisor). c(region_server). c(monkey). c(bloon). c(arrow).<text:line-break/><text:line-break/><text:line-break/>nl(worker_supervisor). nl(region_server). nl(monkey). nl(bloon). nl(arrow). <text:line-break/><text:line-break/>lists:zipwith( fun(Node, RegionId) -&gt; rpc:call(Node, worker_supervisor, start_as_root, [[RegionId]]) end, AllWorkerNodes, [0, 1, 2, 3] ).<text:line-break/><text:line-break/>main_supervisor:start_link(AllWorkerNodes).<text:line-break/><text:line-break/><text:line-break/>main_server:add_monkey({75, 100}, 80).<text:line-break/><text:line-break/>Path = [{10, 100}, {40, 110}, {80, 100}, {120, 90}, {180, 100}].<text:line-break/></text:p>
      <text:p text:style-name="Standard">main_server:add_bloon(Path, 5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2T08:10:02.918497128</meta:creation-date>
    <dc:date>2025-08-12T10:24:08.698387704</dc:date>
    <meta:editing-duration>PT3M33S</meta:editing-duration>
    <meta:editing-cycles>1</meta:editing-cycles>
    <meta:document-statistic meta:table-count="0" meta:image-count="0" meta:object-count="0" meta:page-count="1" meta:paragraph-count="2" meta:word-count="60" meta:character-count="775" meta:non-whitespace-character-count="705"/>
    <meta:generator>LibreOffice/6.0.7.3$Linux_X86_64 LibreOffice_project/00m0$Build-3</meta:generator>
  </office:meta>
</office:document-meta>
</file>